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2.314cm"/>
    </style:style>
    <style:style style:name="co26" style:family="table-column">
      <style:table-column-properties fo:break-before="auto" style:column-width="1.397cm"/>
    </style:style>
    <style:style style:name="co27" style:family="table-column">
      <style:table-column-properties fo:break-before="auto" style:column-width="12.617cm"/>
    </style:style>
    <style:style style:name="co28" style:family="table-column">
      <style:table-column-properties fo:break-before="auto" style:column-width="5.699cm"/>
    </style:style>
    <style:style style:name="co29" style:family="table-column">
      <style:table-column-properties fo:break-before="auto" style:column-width="9.894cm"/>
    </style:style>
    <style:style style:name="co30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 style:data-style-name="N1"/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bserverxtra.com/2022/10/20/township-residents-vote-on-october-24/</text:p>
          </table:table-cell>
          <table:table-cell office:value-type="string" calcext:value-type="string">
            <text:p>Township residents vote on October 2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citified.substack.com/p/to-the-polls</text:p>
          </table:table-cell>
          <table:table-cell office:value-type="string" calcext:value-type="string">
            <text:p>To the polls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cvjd/ama_dorothy_mccabe_for_mayor/</text:p>
          </table:table-cell>
          <table:table-cell office:value-type="string" calcext:value-type="string">
            <text:p>Dorothy McCab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tw5k/regional_chair/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waterloo-candidates-municipal-election-2022-1.6623341?cmp=rss</text:p>
          </table:table-cell>
          <table:table-cell office:value-type="string" calcext:value-type="string">
            <text:p>Waterloo candidates state top 3 reasons they want to be on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ity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cambridge-candidates-municipal-election-2022-1.6616738?cmp=rss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kitchener-candidates-municipal-election-2022-1.6622120?cmp=rss</text:p>
          </table:table-cell>
          <table:table-cell office:value-type="string" calcext:value-type="string">
            <text:p>Get to know your Kitchener candidates ahead of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regional-chair-and-council-candidates-municipal-election-2022-1.6623814?cmp=rss</text:p>
          </table:table-cell>
          <table:table-cell office:value-type="string" calcext:value-type="string">
            <text:p>Change is coming to Region of Waterloo council. Candidates offer top reasons they want the job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<text:s/>https://www.cbc.ca/news/canada/kitchener-waterloo/woolwich-township-municipal-election-candidates-2022-1.6625339</text:p>
          </table:table-cell>
          <table:table-cell office:value-type="string" calcext:value-type="string">
            <text:p>Woolwich Township council candidates on their vision for future of communit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ellesley-township-municipal-election-candidates-2022-1.6624881</text:p>
          </table:table-cell>
          <table:table-cell office:value-type="string" calcext:value-type="string">
            <text:p>2 new councillors to be chosen in Wellesley Township. <text:s text:c="3"/>Candidates give top reasons they're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north-dumfries-municipal-election-campaign-2022-1.6624906</text:p>
          </table:table-cell>
          <table:table-cell office:value-type="string" calcext:value-type="string">
            <text:p>Two candidates seek only open council seat in North Dumfri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ilmot-township-candidates-municipal-election-2022-1.6625030</text:p>
          </table:table-cell>
          <table:table-cell office:value-type="string" calcext:value-type="string">
            <text:p>Wilmot Township set to elect new mayor in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today.ca/2022-municipal-election-news/ballot-blunder-city-suspends-wcdsb-election-5993146</text:p>
          </table:table-cell>
          <table:table-cell office:value-type="string" calcext:value-type="string">
            <text:p>Ballot blunder: city suspends WCDSB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uwaterloo/comments/y195do/im_running_for_city_council_and_you_can_vote_for/</text:p>
          </table:table-cell>
          <table:table-cell office:value-type="string" calcext:value-type="string">
            <text:p>Matthew Schwarze Q&amp;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.ca/Modules/News/index.aspx?newsId=fdad4279-400c-407a-8f88-beb6958b2363</text:p>
          </table:table-cell>
          <table:table-cell office:value-type="string" calcext:value-type="string">
            <text:p>City Clerk declares emergency under section 53 of the Municipal Election Act, 1996 to ensure the integrity of the election for the English-Separate, Waterloo Catholic District School Board </text:p>
          </table:table-cell>
          <table:table-cell office:value-type="string" calcext:value-type="string">
            <text:p>City of Cambridge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aterloo-region-distri ct-school-board-trustee-candidates-2022-1.6625161</text:p>
          </table:table-cell>
          <table:table-cell office:value-type="string" calcext:value-type="string">
            <text:p>In their words: Candidates for Waterloo region public school board trustees give top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cdsb-waterloo-region-catholic-trustee-election-2022-1.6625124</text:p>
          </table:table-cell>
          <table:table-cell office:value-type="string" calcext:value-type="string">
            <text:p>In their words: Waterloo region's Catholic school board trustee candidates on their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UpWR endorsement summary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kitchener.ctvnews.ca/last-minute-campaigning-can-make-a-difference-says-wilfrid-laurier-political-scientist-1.6121654</text:p>
          </table:table-cell>
          <table:table-cell office:value-type="string" calcext:value-type="string">
            <text:p>Last minute campaigning can make a difference, says Wilfrid Laurier political scientis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0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float" office:value="12567" calcext:value-type="float">
            <text:p>125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float" office:value="11441" calcext:value-type="float">
            <text:p>11441</text:p>
          </table:table-cell>
          <table:table-cell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float" office:value="1108" calcext:value-type="float">
            <text:p>11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float" office:value="2343" calcext:value-type="float">
            <text:p>23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float" office:value="1336" calcext:value-type="float">
            <text:p>13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1514" calcext:value-type="float">
            <text:p>15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float" office:value="2295" calcext:value-type="float">
            <text:p>22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float" office:value="26846" calcext:value-type="float">
            <text:p>268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float" office:value="3097" calcext:value-type="float">
            <text:p>3097</text:p>
          </table:table-cell>
          <table:table-cell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2375" calcext:value-type="float">
            <text:p>2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float" office:value="532" calcext:value-type="float">
            <text:p>5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float" office:value="1638" calcext:value-type="float">
            <text:p>16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2060" calcext:value-type="float">
            <text:p>20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float" office:value="1620" calcext:value-type="float">
            <text:p>16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float" office:value="2596" calcext:value-type="float">
            <text:p>25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float" office:value="2276" calcext:value-type="float">
            <text:p>22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float" office:value="1765" calcext:value-type="float">
            <text:p>17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float" office:value="4197" calcext:value-type="float">
            <text:p>4197</text:p>
          </table:table-cell>
          <table:table-cell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float" office:value="3118" calcext:value-type="float">
            <text:p>3118</text:p>
          </table:table-cell>
          <table:table-cell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float" office:value="12688" calcext:value-type="float">
            <text:p>126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float" office:value="10001" calcext:value-type="float">
            <text:p>1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float" office:value="5118" calcext:value-type="float">
            <text:p>5118</text:p>
          </table:table-cell>
          <table:table-cell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float" office:value="8947" calcext:value-type="float">
            <text:p>8947</text:p>
          </table:table-cell>
          <table:table-cell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float" office:value="20196" calcext:value-type="float">
            <text:p>20196</text:p>
          </table:table-cell>
          <table:table-cell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float" office:value="68084" calcext:value-type="float">
            <text:p>68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float" office:value="5871" calcext:value-type="float">
            <text:p>5871</text:p>
          </table:table-cell>
          <table:table-cell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float" office:value="13519" calcext:value-type="float">
            <text:p>135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float" office:value="3978" calcext:value-type="float">
            <text:p>3978</text:p>
          </table:table-cell>
          <table:table-cell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float" office:value="4828" calcext:value-type="float">
            <text:p>4828</text:p>
          </table:table-cell>
          <table:table-cell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float" office:value="10703" calcext:value-type="float">
            <text:p>107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float" office:value="4826" calcext:value-type="float">
            <text:p>4826</text:p>
          </table:table-cell>
          <table:table-cell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9714" calcext:value-type="float">
            <text:p>9714</text:p>
          </table:table-cell>
          <table:table-cell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11628" calcext:value-type="float">
            <text:p>116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7019" calcext:value-type="float">
            <text:p>7019</text:p>
          </table:table-cell>
          <table:table-cell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0102" calcext:value-type="float">
            <text:p>101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float" office:value="4388" calcext:value-type="float">
            <text:p>4388</text:p>
          </table:table-cell>
          <table:table-cell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float" office:value="4655" calcext:value-type="float">
            <text:p>46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float" office:value="2438" calcext:value-type="float">
            <text:p>2438</text:p>
          </table:table-cell>
          <table:table-cell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float" office:value="12541" calcext:value-type="float">
            <text:p>125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2538" calcext:value-type="float">
            <text:p>2538</text:p>
          </table:table-cell>
          <table:table-cell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10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10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6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10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6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5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4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10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table:number-columns-repeated="2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6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6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10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10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10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10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10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6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7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5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4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10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10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4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4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float" office:value="4979" calcext:value-type="float">
            <text:p>4979</text:p>
          </table:table-cell>
          <table:table-cell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float" office:value="6539" calcext:value-type="float">
            <text:p>6539</text:p>
          </table:table-cell>
          <table:table-cell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4272" calcext:value-type="float">
            <text:p>4272</text:p>
          </table:table-cell>
          <table:table-cell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float" office:value="9302" calcext:value-type="float">
            <text:p>93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float" office:value="5801" calcext:value-type="float">
            <text:p>5801</text:p>
          </table:table-cell>
          <table:table-cell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float" office:value="7693" calcext:value-type="float">
            <text:p>76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float" office:value="9104" calcext:value-type="float">
            <text:p>9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float" office:value="9238" calcext:value-type="float">
            <text:p>9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5083" calcext:value-type="float">
            <text:p>5083</text:p>
          </table:table-cell>
          <table:table-cell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10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10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10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10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6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7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10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table:number-columns-repeated="2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10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table:number-columns-repeated="2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6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10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10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10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10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float" office:value="9543" calcext:value-type="float">
            <text:p>95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float" office:value="9212" calcext:value-type="float">
            <text:p>9212</text:p>
          </table:table-cell>
          <table:table-cell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float" office:value="1568" calcext:value-type="float">
            <text:p>15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float" office:value="1404" calcext:value-type="float">
            <text:p>14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float" office:value="2647" calcext:value-type="float">
            <text:p>26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float" office:value="2194" calcext:value-type="float">
            <text:p>219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float" office:value="896" calcext:value-type="float">
            <text:p>8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float" office:value="3041" calcext:value-type="float">
            <text:p>30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float" office:value="613" calcext:value-type="float">
            <text:p>6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float" office:value="423" calcext:value-type="float">
            <text:p>4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float" office:value="2694" calcext:value-type="float">
            <text:p>2694</text:p>
          </table:table-cell>
          <table:table-cell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4254" calcext:value-type="float">
            <text:p>42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float" office:value="666" calcext:value-type="float">
            <text:p>66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646" calcext:value-type="float">
            <text:p>6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float" office:value="1040" calcext:value-type="float">
            <text:p>10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float" office:value="1574" calcext:value-type="float">
            <text:p>157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float" office:value="2857" calcext:value-type="float">
            <text:p>2857</text:p>
          </table:table-cell>
          <table:table-cell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float" office:value="3929" calcext:value-type="float">
            <text:p>39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float" office:value="2055" calcext:value-type="float">
            <text:p>20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float" office:value="618" calcext:value-type="float">
            <text:p>6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float" office:value="1223" calcext:value-type="float">
            <text:p>12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float" office:value="1104" calcext:value-type="float">
            <text:p>1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 table:number-rows-repeated="104832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liases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30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N246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00-00-00</text:date>, <text:time style:data-style-name="N2" text:time-value="23:45:54.841515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25T03:42:49.627953556</dc:date>
    <meta:editing-duration>P21DT20H1M31S</meta:editing-duration>
    <meta:editing-cycles>256</meta:editing-cycles>
    <meta:document-statistic meta:table-count="5" meta:cell-count="4889" meta:object-count="0"/>
  </office:meta>
</office:document-meta>
</file>